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0807in" svg:height="8.0417in" svg:x="3.9102in" svg:y="0.8575in">
            <draw:object draw:notify-on-update-of-ranges="Sheet1.B2:Sheet1.B12 Sheet1.C1:Sheet1.C1 Sheet1.C2:Sheet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Readings</text:p>
          </table:table-cell>
          <table:table-cell office:value-type="string" calcext:value-type="string">
            <text:p>Motor Current</text:p>
          </table:table-cell>
          <table:table-cell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2.69" calcext:value-type="float">
            <text:p>2.6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8:19:30.781740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Pfrommer</meta:initial-creator>
    <meta:creation-date>2015-03-14T17:17:29.932804472</meta:creation-date>
    <dc:date>2015-03-16T18:22:34.105255097</dc:date>
    <dc:creator>Samuel Pfrommer</dc:creator>
    <meta:editing-duration>P0D</meta:editing-duration>
    <meta:editing-cycles>3</meta:editing-cycles>
    <meta:generator>LibreOffice/4.2.6.3$Linux_X86_64 LibreOffice_project/420m0$Build-3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46cm" svg:height="20.427cm" xlink:href=".." xlink:type="simple" chart:class="chart:scatter" chart:style-name="ch1">
        <chart:title svg:x="9.161cm" svg:y="0.544cm" chart:style-name="ch2">
          <text:p>Motor Current as a Function of Arduino Readings</text:p>
        </chart:title>
        <chart:legend svg:x="21.906cm" svg:y="9.513cm" style:legend-expansion="custom" chartooo:width="4.92cm" chartooo:height="1.399cm" style:legend-expansion-aspect-ratio="3.51679771265189" chart:style-name="ch3"/>
        <chart:plot-area chart:style-name="ch4" table:cell-range-address="Sheet1.B2:Sheet1.C12 Sheet1.C1:Sheet1.C1" chart:data-source-has-labels="row" svg:x="1.748cm" svg:y="2.886cm" svg:width="19.136cm" svg:height="15.699cm">
          <chartooo:coordinate-region svg:x="2.475cm" svg:y="3.085cm" svg:width="18.129cm" svg:height="14.853cm"/>
          <chart:axis chart:dimension="x" chart:name="primary-x" chart:style-name="ch5">
            <chart:title svg:x="9.341cm" svg:y="18.993cm" chart:style-name="ch6">
              <text:p>Readings from the Arduino</text:p>
            </chart:title>
          </chart:axis>
          <chart:axis chart:dimension="y" chart:name="primary-y" chart:style-name="ch5">
            <chart:title svg:x="0.626cm" svg:y="12.34cm" chart:style-name="ch7">
              <text:p>Motor Current (Amps)</text:p>
            </chart:title>
            <chart:grid chart:style-name="ch8" chart:class="major"/>
          </chart:axis>
          <chart:series chart:style-name="ch9" chart:values-cell-range-address="Sheet1.C2:Sheet1.C12" chart:label-cell-address="Sheet1.C1:Sheet1.C1" chart:class="chart:scatter">
            <chart:domain table:cell-range-address="Sheet1.B2:Sheet1.B12"/>
            <chart:regression-curve chart:style-name="ch10">
              <chart:equation chart:display-equation="true" chart:display-r-square="false" svg:x="20.606cm" svg:y="4.179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tor Curre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">
                <text:p>515</text:p>
                <draw:g>
                  <svg:desc>Sheet1.B2:Sheet1.B12</svg:desc>
                </draw:g>
              </table:table-cell>
              <table:table-cell office:value-type="float" office:value="0.09">
                <text:p>0.09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2">
                <text:p>53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3">
                <text:p>53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8">
                <text:p>54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0">
                <text:p>5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5">
                <text:p>56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0">
                <text:p>57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0">
                <text:p>58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0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4">
                <text:p>614</text:p>
              </table:table-cell>
              <table:table-cell office:value-type="float" office:value="2.69">
                <text:p>2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